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1.534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</office:automatic-styles>
  <office:body>
    <office:spreadsheet>
      <table:table table:name="Week 50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FotoSjaak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3">
          <table:table-cell/>
          <table:table-cell table:style-name="ce3"/>
          <table:table-cell table:number-columns-repeated="5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14H50M00S">
            <text:p>14:50</text:p>
          </table:table-cell>
          <table:table-cell office:value-type="time" office:time-value="PT15H00M00S">
            <text:p>15:00</text:p>
          </table:table-cell>
          <table:table-cell office:value-type="float" office:value="1">
            <text:p>1</text:p>
          </table:table-cell>
          <table:table-cell office:value-type="string">
            <text:p>tab aangemaakt en wamp opgestart</text:p>
          </table:table-cell>
          <table:table-cell table:formula="of:=[.D8]-[.C8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5H00M00S">
            <text:p>15:00</text:p>
          </table:table-cell>
          <table:table-cell office:value-type="time" office:time-value="PT1530H00M00S">
            <text:p>18:00</text:p>
          </table:table-cell>
          <table:table-cell office:value-type="float" office:value="2">
            <text:p>2</text:p>
          </table:table-cell>
          <table:table-cell office:value-type="string">
            <text:p>nieuwe query aan gemaakt in de login class.</text:p>
          </table:table-cell>
          <table:table-cell table:formula="of:=[.D9]-[.C9]" office:value-type="time" office:time-value="PT1515H00M00S">
            <text:p>03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3" table:number-rows-repeated="2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1515H10M00S">
            <text:p>03:10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5:30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van Tilburg</meta:initial-creator>
    <meta:creation-date>2013-12-09T14:48:24.30</meta:creation-date>
    <dc:date>2013-12-09T15:30:57.55</dc:date>
    <dc:creator>Erwin van Tilburg</dc:creator>
    <meta:editing-duration>PT27M8S</meta:editing-duration>
    <meta:editing-cycles>2</meta:editing-cycles>
    <meta:generator>OpenOffice/4.0.1$Win32 OpenOffice.org_project/401m5$Build-9714</meta:generator>
    <meta:document-statistic meta:table-count="3" meta:cell-count="99" meta:object-count="0"/>
  </office:meta>
</office:document-meta>
</file>